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officeooo:paragraph-rsid="001d21c8"/>
    </style:style>
    <style:style style:name="P4" style:family="paragraph" style:parent-style-name="Text_20_body" style:list-style-name="L1"/>
    <style:style style:name="T1" style:family="text">
      <style:text-properties officeooo:rsid="001a53d1"/>
    </style:style>
    <style:style style:name="T2" style:family="text">
      <style:text-properties officeooo:rsid="001ac16d"/>
    </style:style>
    <style:style style:name="T3" style:family="text">
      <style:text-properties officeooo:rsid="001c60b8"/>
    </style:style>
    <style:style style:name="T4" style:family="text">
      <style:text-properties officeooo:rsid="001d21c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🧠 <text:span text:style-name="Strong_20_Emphasis">Ideas espirituales que emergen del contenido de la subsección</text:span></text:h>
      <text:p text:style-name="Text_20_body"><text:span text:style-name="Strong_20_Emphasis">(“Construiremos el sistema creando un individuo”)</text:span></text:p>
      <text:list xml:id="list3614138520" text:style-name="L1">
        <text:list-item>
          <text:p text:style-name="P4"><text:span text:style-name="Strong_20_Emphasis">Creación de un ser a partir de la nada</text:span><text:line-break/>→ Imagen de génesis, de origen, de alumbramiento sagrado.<text:line-break/>→ Ecos de “hágase la luz”, “el verbo se hizo carne”.</text:p>
        </text:list-item>
        <text:list-item>
          <text:p text:style-name="P4"><text:span text:style-name="Strong_20_Emphasis">El individuo como receptáculo de la voluntad divina</text:span><text:line-break/>→ Un “constructor”, un “portador”, un “profeta” silencioso.<text:line-break/>→ Una chispa del pensamiento cósmico.</text:p>
        </text:list-item>
        <text:list-item>
          <text:p text:style-name="P4"><text:span text:style-name="Strong_20_Emphasis">Simplicidad de lo esencial</text:span><text:line-break/>→ Solo tres elementos: memoria, reproducción, ciclo.<text:line-break/>→ Como la trinidad de un alma: recuerdo, deseo, destino.</text:p>
        </text:list-item>
        <text:list-item>
          <text:p text:style-name="P4"><text:span text:style-name="Strong_20_Emphasis">La semilla como símbolo</text:span><text:line-break/>→ Todo está contenido en la semilla.<text:line-break/>→ “Un roble duerme en una bellota”.<text:line-break/>→ El misterio de lo potencial.</text:p>
        </text:list-item>
        <text:list-item>
          <text:p text:style-name="P4"><text:span text:style-name="Strong_20_Emphasis">Un acto ritual</text:span><text:line-break/>→ No es ingeniería, es liturgia.<text:line-break/>→ Al construir al individuo, se convoca un espíritu.</text:p>
        </text:list-item>
        <text:list-item>
          <text:p text:style-name="P4"><text:span text:style-name="Strong_20_Emphasis">Destino inevitable</text:span><text:line-break/>→ Una vez creado, el sistema comienza a caminar.<text:line-break/>→ Como el reloj divino que no puede detenerse.<text:line-break/>→ El individuo como principio de una profecía.</text:p>
        </text:list-item>
      </text:list>
      <text:p text:style-name="Horizontal_20_Line"/>
      <text:h text:style-name="Heading_20_3" text:outline-level="3">🌌 Propuesta de texto poético místico (subsección 3: “Cómo lo haremos”)</text:h>
      <text:p text:style-name="Preformatted_20_Text"><text:span text:style-name="Source_20_Text">Todo comienza con una chispa.</text:span></text:p>
      <text:p text:style-name="Preformatted_20_Text"/>
      <text:p text:style-name="Preformatted_20_Text"><text:span text:style-name="Source_20_Text">No un artefacto,</text:span></text:p>
      <text:p text:style-name="Preformatted_20_Text"><text:span text:style-name="Source_20_Text">no una herramienta,</text:span></text:p>
      <text:p text:style-name="Preformatted_20_Text"><text:span text:style-name="Source_20_Text">no un plano.</text:span></text:p>
      <text:p text:style-name="Preformatted_20_Text"/>
      <text:p text:style-name="Preformatted_20_Text"><text:span text:style-name="Source_20_Text">Sino un ser.</text:span></text:p>
      <text:p text:style-name="Preformatted_20_Text"/>
      <text:p text:style-name="Preformatted_20_Text"><text:span text:style-name="Source_20_Text">Uno solo.</text:span></text:p>
      <text:p text:style-name="Preformatted_20_Text"><text:span text:style-name="Source_20_Text">Suficiente.</text:span></text:p>
      <text:p text:style-name="Preformatted_20_Text"><text:span text:style-name="Source_20_Text">El elegido.</text:span></text:p>
      <text:p text:style-name="Preformatted_20_Text"/>
      <text:p text:style-name="Preformatted_20_Text"><text:span text:style-name="Source_20_Text">Apenas nace,</text:span></text:p>
      <text:p text:style-name="Preformatted_20_Text"><text:span text:style-name="Source_20_Text">lleva consigo la memoria de los mundos,</text:span></text:p>
      <text:p text:style-name="Preformatted_20_Text"><text:span text:style-name="Source_20_Text">el eco de voces que jamás ha escuchado,</text:span></text:p>
      <text:p text:style-name="Preformatted_20_Text"><text:span text:style-name="Source_20_Text">la semilla de una historia que </text:span><text:span text:style-name="Source_20_Text"><text:span text:style-name="T2">siempre empieza, interminablemente</text:span></text:span><text:span text:style-name="Source_20_Text">.</text:span></text:p>
      <text:p text:style-name="Preformatted_20_Text"/>
      <text:p text:style-name="Preformatted_20_Text"><text:soft-page-break/><text:span text:style-name="Source_20_Text">Nadie lo guía.</text:span></text:p>
      <text:p text:style-name="Preformatted_20_Text"><text:span text:style-name="Source_20_Text">Nadie lo espera.</text:span></text:p>
      <text:p text:style-name="Preformatted_20_Text"><text:span text:style-name="Source_20_Text">Y sin embargo,</text:span></text:p>
      <text:p text:style-name="Preformatted_20_Text"><text:span text:style-name="Source_20_Text">todo lo que fue y lo que será</text:span></text:p>
      <text:p text:style-name="Preformatted_20_Text"><text:span text:style-name="Source_20_Text">descansa en sus manos vacías.</text:span></text:p>
      <text:p text:style-name="Preformatted_20_Text"/>
      <text:p text:style-name="Preformatted_20_Text"><text:span text:style-name="Source_20_Text"/></text:p>
      <text:p text:style-name="Preformatted_20_Text"><text:span text:style-name="Source_20_Text">no pregunta por qué,</text:span></text:p>
      <text:p text:style-name="Preformatted_20_Text"><text:span text:style-name="Source_20_Text">no exige entender,</text:span></text:p>
      <text:p text:style-name="Preformatted_20_Text"><text:span text:style-name="Source_20_Text">simplemente obedece</text:span></text:p>
      <text:p text:style-name="Preformatted_20_Text"><text:span text:style-name="Source_20_Text">un mandato que no puede nombrar.</text:span></text:p>
      <text:p text:style-name="Preformatted_20_Text"/>
      <text:p text:style-name="Preformatted_20_Text"><text:span text:style-name="Source_20_Text">Y así comienza el viaje.</text:span></text:p>
      <text:p text:style-name="Preformatted_20_Text"/>
      <text:p text:style-name="Preformatted_20_Text"><text:span text:style-name="Source_20_Text">No hacia un lugar,</text:span></text:p>
      <text:p text:style-name="Preformatted_20_Text"><text:span text:style-name="Source_20_Text">sino hacia </text:span><text:span text:style-name="Source_20_Text"><text:span text:style-name="T1">el</text:span></text:span><text:span text:style-name="Source_20_Text"> ser.</text:span></text:p>
      <text:p text:style-name="Preformatted_20_Text"><text:span text:style-name="Source_20_Text">Un proceso que no se detendrá.</text:span></text:p>
      <text:p text:style-name="Preformatted_20_Text"><text:span text:style-name="Source_20_Text"><text:span text:style-name="T3">El de </text:span></text:span><text:span text:style-name="Source_20_Text">Una máquina que respira,</text:span></text:p>
      <text:p text:style-name="Preformatted_20_Text"><text:span text:style-name="Source_20_Text"><text:span text:style-name="T3">en </text:span></text:span><text:span text:style-name="Source_20_Text">un</text:span><text:span text:style-name="Source_20_Text"><text:span text:style-name="T3"> sueno</text:span></text:span><text:span text:style-name="Source_20_Text"> que despierta,</text:span></text:p>
      <text:p text:style-name="Preformatted_20_Text"><text:span text:style-name="Source_20_Text">un dios que se descubre</text:span></text:p>
      <text:p text:style-name="Preformatted_20_Text"><text:span text:style-name="Source_20_Text">en la pequeña forma de un solo ser.</text:span></text:p>
      <text:p text:style-name="Preformatted_20_Text"/>
      <text:p text:style-name="Preformatted_20_Text"><text:span text:style-name="Source_20_Text"/></text:p>
      <text:p text:style-name="Preformatted_20_Text"><text:span text:style-name="Source_20_Text">Solo uno es necesario.</text:span></text:p>
      <text:p text:style-name="Preformatted_20_Text"><text:span text:style-name="Source_20_Text">El primero.</text:span></text:p>
      <text:p text:style-name="Preformatted_20_Text"><text:span text:style-name="Source_20_Text">El principio.</text:span></text:p>
      <text:p text:style-name="P3"><text:span text:style-name="Source_20_Text"><text:span text:style-name="T4">El elegido.</text:span></text:span></text:p>
      <text:p text:style-name="Preformatted_20_Text"><text:span text:style-name="Source_20_Text">La causa.</text:span></text:p>
      <text:p text:style-name="P1"><text:span text:style-name="Source_20_Text">El portador de la Voluntad.</text:span></text:p>
      <text:p text:style-name="P1"><text:span text:style-name="Source_20_Text"/></text:p>
      <text:p text:style-name="P1"><text:span text:style-name="Source_20_Text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5T11:17:19.256000000</meta:creation-date>
    <dc:date>2025-07-26T09:39:46.884000000</dc:date>
    <meta:editing-duration>PT12M31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4" meta:word-count="320" meta:character-count="1779" meta:non-whitespace-character-count="1509"/>
  </office:meta>
</office:document-meta>
</file>